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CompactCell" style:family="table-cell">
      <style:table-cell-properties fo:padding-left="0.049cm" fo:padding-right="0.049cm" fo:padding-top="0cm" fo:padding-bottom="0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CS1" style:family="paragraph" style:parent-style-name="Appy_Table_Content">
      <style:paragraph-properties fo:text-align="end"/>
    </style:style>
    <style:style style:name="CS2" style:family="paragraph" style:parent-style-name="Appy_Table_Content">
      <style:paragraph-properties fo:text-align="start"/>
    </style:style>
    <style:style style:name="Table1458213334538.1" style:family="table-column">
      <style:table-column-properties style:rel-column-width="30839*"/>
    </style:style>
    <style:style style:name="Table1458213334538.2" style:family="table-column">
      <style:table-column-properties style:rel-column-width="34694*"/>
    </style:style>
    <style:style style:name="Table14582133345336.1" style:family="table-column">
      <style:table-column-properties style:rel-column-width="53016*"/>
    </style:style>
    <style:style style:name="Table14582133345336.2" style:family="table-column">
      <style:table-column-properties style:rel-column-width="12517*"/>
    </style:style>
    <style:style style:name="Table14582133345329" style:family="table" style:parent-style-name="podTable">
      <style:table-properties style:width="17.59cm" style:rel-width="100%" table:table-align="left" table:align="left"/>
    </style:style>
    <style:style style:name="Table14582133345329.1" style:family="table-column">
      <style:table-column-properties style:rel-column-width="25555*"/>
    </style:style>
    <style:style style:name="Table14582133345329.2" style:family="table-column">
      <style:table-column-properties style:rel-column-width="39978*"/>
    </style:style>
    <style:style style:name="Table14582133345387" style:family="table" style:parent-style-name="podTable">
      <style:table-properties style:width="5.66cm" style:rel-width="32.17%" table:table-align="left" table:align="left"/>
    </style:style>
    <style:style style:name="Table14582133345387.1" style:family="table-column">
      <style:table-column-properties style:rel-column-width="4587*"/>
    </style:style>
    <style:style style:name="Table14582133345387.2" style:family="table-column">
      <style:table-column-properties style:rel-column-width="60946*"/>
    </style:style>
    <style:style style:name="Tableau1" style:family="table">
      <style:table-properties table:align="margins" style:width="17.59cm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au1.B1" style:family="table-cell">
      <style:table-cell-properties fo:border="0.05pt solid #000000" fo:padding="0.097cm"/>
    </style:style>
    <style:style style:name="P1" style:parent-style-name="Standard" style:family="paragraph">
      <style:text-properties officeooo:paragraph-rsid="00120c7b" officeooo:rsid="00120c7b"/>
    </style:style>
    <style:style style:name="P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4582133345336" table:style-name="podTable">
        <table:table-column table:style-name="Table14582133345336.1"/>
        <table:table-column table:style-name="Table14582133345336.2"/>
        <table:table-header-rows>
          <table:table-row>
            <table:table-cell table:style-name="podHeaderCell">
              <text:p>Title column one<text:line-break/></text:p>
            </table:table-cell>
            <table:table-cell table:style-name="podHeaderCell">
              <text:p>title column two</text:p>
            </table:table-cell>
          </table:table-row>
        </table:table-header-rows>
        <table:table-row>
          <table:table-cell table:style-name="podCell">
            <text:p text:style-name="CS1">Hi with a <text:a xlink:type="simple" xlink:href="http://easi.wallonie.be">http://easi.wallonie.be</text:a><text:line-break/></text:p>
          </table:table-cell>
          <table:table-cell table:style-name="podCell">
            <text:p text:style-name="Appy_Table_Content">fdff</text:p>
          </table:table-cell>
        </table:table-row>
        <table:table-row>
          <table:table-cell table:style-name="podCell">
            <text:p text:style-name="CS1"><text:line-break/></text:p>
          </table:table-cell>
          <table:table-cell table:style-name="podCell">
            <text:p text:style-name="Appy_Table_Content"><text:line-break/></text:p>
          </table:table-cell>
        </table:table-row>
        <table:table-row>
          <table:table-cell table:style-name="podCell">
            <text:p text:style-name="CS2">Some text here<text:line-break/></text:p>
            <text:list text:style-name="podBulletedList">
              <text:list-item>
                <text:p text:style-name="podBulletItem">Bullet One</text:p>
              </text:list-item>
              <text:list-item>
                <text:p text:style-name="podBulletItem">Bullet Two</text:p>
              </text:list-item>
              <text:list-item>
                <text:list text:style-name="podBulletedList">
                  <text:list-item>
                    <text:p text:style-name="podBulletItem">Sub-bullet A</text:p>
                  </text:list-item>
                  <text:list-item>
                    <text:p text:style-name="podBulletItem">Sub-bullet B</text:p>
                  </text:list-item>
                  <text:list-item>
                    <text:list text:style-name="podBulletedList">
                      <text:list-item>
                        <text:p text:style-name="podBulletItem">Subsubboulette<text:line-break/></text:p>
                      </text:list-item>
                    </text:list>
                  </text:list-item>
                </text:list>
              </text:list-item>
            </text:list>
            <text:p/>
          </table:table-cell>
          <table:table-cell table:style-name="podCell">
            <table:table table:name="Table1458213334538" table:style-name="podTable">
              <table:table-column table:style-name="Table1458213334538.1"/>
              <table:table-column table:style-name="Table1458213334538.2"/>
              <table:table-row>
                <table:table-cell table:style-name="podCell">
                  <text:p text:style-name="Appy_Table_Content">SubTable</text:p>
                </table:table-cell>
                <table:table-cell table:style-name="podCell">
                  <text:p text:style-name="Appy_Table_Content">Columns 2<text:line-break/></text:p>
                </table:table-cell>
              </table:table-row>
            </table:table>
          </table:table-cell>
        </table:table-row>
      </table:table>
      <text:p><text:line-break/></text:p>
      <text:p text:style-name="Standard"/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row>
          <table:table-cell office:value-type="string" table:style-name="Tableau1.A1">
            <text:p text:style-name="Table_20_Contents"/>
          </table:table-cell>
          <table:table-cell office:value-type="string" table:style-name="Tableau1.B1">
            <text:list text:style-name="podBulletedList">
              <text:list-item>
                <text:p text:style-name="podBulletItem">a</text:p>
              </text:list-item>
              <text:list-item>
                <text:p text:style-name="podBulletItem">b</text:p>
              </text:list-item>
              <text:list-item>
                <text:p text:style-name="podBulletItem">c</text:p>
              </text:list-item>
              <text:list-item>
                <text:list text:style-name="podBulletedList">
                  <text:list-item>
                    <text:p text:style-name="podBulletItem">SUB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14582133345329" table:style-name="Table14582133345329">
        <table:table-column table:style-name="Table14582133345329.1"/>
        <table:table-column table:style-name="Table14582133345329.2"/>
        <table:table-row>
          <table:table-cell table:style-name="podCell">
            <text:p text:style-name="Appy_Table_Content">AA</text:p>
          </table:table-cell>
          <table:table-cell table:style-name="podCell">
            <text:p text:style-name="Appy_Table_Content">BB</text:p>
          </table:table-cell>
        </table:table-row>
      </table:table>
      <table:table table:name="Table14582133345387" table:style-name="Table14582133345387">
        <table:table-column table:style-name="Table14582133345387.1"/>
        <table:table-column table:style-name="Table14582133345387.2"/>
        <table:table-row>
          <table:table-cell table:style-name="podCell">
            <text:p text:style-name="Appy_Table_Content">1</text:p>
          </table:table-cell>
          <table:table-cell table:style-name="podCell">
            <text:p text:style-name="Appy_Table_Content">Texte texte texte texte texte texte texte texte <text:span text:style-name="podStrike"><text:span text:style-name="podBold">gras souligné</text:span>​</text:span> texte texte texte texte texte texte</text:p>
          </table:table-cell>
        </table:table-row>
        <table:table-row>
          <table:table-cell table:style-name="podCell">
            <text:p text:style-name="Appy_Table_Content">2</text:p>
          </table:table-cell>
          <table:table-cell table:style-name="podCell">
            <text:p text:style-name="Appy_Table_Content">Texte texte texte texte texte texte texte texte <text:span text:style-name="podItalic">italique</text:span> texte texte texte texte texte texte texte</text:p>
          </table:table-cell>
        </table:table-row>
        <table:table-row>
          <table:table-cell table:style-name="podCell">
            <text:p text:style-name="Appy_Table_Content">3</text:p>
          </table:table-cell>
          <table:table-cell table:style-name="podCell">
            <text:p text:style-name="Appy_Table_Content">Texte texte texte texte texte texte texte texte texte <text:span text:style-name="podStrike">barré</text:span> texte texte texte texte texte texte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AppyStandard" style:family="paragraph" style:class="text" style:master-page-name="" style:parent-style-name="Standard">
      <style:paragraph-properties fo:margin-left="0cm" fo:margin-right="0cm" fo:margin-top="0.05cm" fo:margin-bottom="0.10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Standard" style:list-style-name="podBulletedList"/>
    <style:style style:name="podNumberItem" style:family="paragraph" style:parent-style-name="AppyStandard" style:list-style-name="podNumberedList"/>
    <style:style style:name="podBulletItemKeepWithNext" style:family="paragraph" style:parent-style-name="AppyStandard" style:list-style-name="podBulletedList">
      <style:paragraph-properties fo:keep-with-next="always"/>
    </style:style>
    <style:style style:name="podNumberItemKeepWithNext" style:family="paragraph" style:parent-style-name="Appy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1-19T14:06:08.397958945</dc:date>
    <dc:language>en-US</dc:language>
    <meta:editing-cycles>17</meta:editing-cycles>
    <meta:editing-duration>PT1H55M9S</meta:editing-duration>
    <meta:document-statistic meta:table-count="1" meta:image-count="0" meta:object-count="0" meta:page-count="1" meta:paragraph-count="3" meta:word-count="30" meta:character-count="162" meta:non-whitespace-character-count="135"/>
    <meta:user-defined meta:name="Info 1"/>
    <meta:user-defined meta:name="Info 2"/>
    <meta:user-defined meta:name="Info 3"/>
    <meta:user-defined meta:name="Info 4"/>
  </office:meta>
</office:document-meta>
</file>